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1199" officeooo:paragraph-rsid="001a1199"/>
    </style:style>
    <style:style style:name="P2" style:family="paragraph" style:parent-style-name="Standard" style:list-style-name="L1">
      <style:text-properties officeooo:rsid="001a1199" officeooo:paragraph-rsid="001a1199"/>
    </style:style>
    <style:style style:name="P3" style:family="paragraph" style:parent-style-name="Standard" style:list-style-name="L1">
      <style:text-properties officeooo:rsid="001a14ad" officeooo:paragraph-rsid="001a14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78988498683501494" text:style-name="L1">
        <text:list-item>
          <text:p text:style-name="P2">Головастик (англ. Tadpole) — главный персонаж игры Vomit Blood.</text:p>
        </text:list-item>
        <text:list-item>
          <text:p text:style-name="P2">Карта (Map) — область игрового пространства, в которой происходят все действия игры.</text:p>
        </text:list-item>
        <text:list-item>
          <text:p text:style-name="P2">Препятствие (англ. Obstacle)— объект на игровом поле, который является преградой для продвижения <text:s/>головастика.</text:p>
        </text:list-item>
        <text:list-item>
          <text:p text:style-name="P2">Пункт — это единица измерения расстояния в игровом мире.</text:p>
        </text:list-item>
        <text:list-item>
          <text:p text:style-name="P2">Блок карты (англ. Part of map) — составная часть игровой карты. </text:p>
        </text:list-item>
        <text:list-item>
          <text:p text:style-name="P2">Уровень сложности — степень сложности прохождения игры. Чем больше уровень сложности тем большее число разнообразных Блоков карты может появиться.</text:p>
        </text:list-item>
        <text:list-item>
          <text:p text:style-name="P2">Скорость (англ. Map's speed) — скорость прокрутки игровой карты.</text:p>
        </text:list-item>
        <text:list-item>
          <text:p text:style-name="P3">Текстура (англ. Texture ) - сами знаете что</text:p>
        </text:list-item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5:47:32.608128536</meta:creation-date>
    <dc:date>2016-12-01T17:07:22.494967702</dc:date>
    <meta:editing-duration>PT1H7M3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92" meta:character-count="639" meta:non-whitespace-character-count="554"/>
  </office:meta>
</office:document-meta>
</file>